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adoCSV_Columnas (9).csv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Horas de frío ( &lt;=7ºC)</text:p>
          </table:table-cell>
          <table:table-cell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  <table:table-cell office:value-type="string">
            <text:p>Mayo</text:p>
          </table:table-cell>
          <table:table-cell office:value-type="string">
            <text:p>Junio</text:p>
          </table:table-cell>
          <table:table-cell office:value-type="string">
            <text:p>Julio</text:p>
          </table:table-cell>
          <table:table-cell office:value-type="string">
            <text:p>Agosto</text:p>
          </table:table-cell>
          <table:table-cell office:value-type="string">
            <text:p>Septiembre</text:p>
          </table:table-cell>
          <table:table-cell office:value-type="string">
            <text:p>Octubre</text:p>
          </table:table-cell>
          <table:table-cell office:value-type="string">
            <text:p>Noviembre</text:p>
          </table:table-cell>
          <table:table-cell office:value-type="string">
            <text:p>Diciembre</text:p>
          </table:table-cell>
          <table:table-cell office:value-type="string">
            <text:p>Suma Anual</text:p>
          </table:table-cell>
        </table:table-row>
        <table:table-row>
          <table:table-cell office:value="2018.0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0.0" office:value-type="float"/>
          <table:table-cell office:value="1.7080000000000002" office:value-type="float"/>
          <table:table-cell office:value="12.746666666666666" office:value-type="float"/>
          <table:table-cell office:value="11.390322580645162" office:value-type="float"/>
          <table:table-cell office:value="778.2" office:value-type="float"/>
        </table:table-row>
        <table:table-row>
          <table:table-cell office:value="2019.0" office:value-type="float"/>
          <table:table-cell office:value="17.116129032258065" office:value-type="float"/>
          <table:table-cell office:value="11.064285714285715" office:value-type="float"/>
          <table:table-cell office:value="7.990322580645162" office:value-type="float"/>
          <table:table-cell office:value="10.076666666666666" office:value-type="float"/>
          <table:table-cell office:value="2.3483870967741933" office:value-type="float"/>
          <table:table-cell office:value="1.6666666666666667" office:value-type="float"/>
          <table:table-cell office:value="0.0" office:value-type="float"/>
          <table:table-cell office:value="0.0" office:value-type="float"/>
          <table:table-cell office:value="0.04" office:value-type="float"/>
          <table:table-cell office:value="2.019354838709677" office:value-type="float"/>
          <table:table-cell office:value="14.892307692307693" office:value-type="float"/>
          <table:table-cell office:value="12.429032258064517" office:value-type="float"/>
          <table:table-cell office:value="2349.5" office:value-type="float"/>
        </table:table-row>
        <table:table-row>
          <table:table-cell office:value="2020.0" office:value-type="float"/>
          <table:table-cell office:value="16.43548387096774" office:value-type="float"/>
          <table:table-cell office:value="7.148275862068965" office:value-type="float"/>
          <table:table-cell office:value="8.874193548387098" office:value-type="float"/>
          <table:table-cell office:value="3.3233333333333333" office:value-type="float"/>
          <table:table-cell office:value="0.27419354838709675" office:value-type="float"/>
          <table:table-cell office:value="0.22333333333333333" office:value-type="float"/>
          <table:table-cell office:value="0.0" office:value-type="float"/>
          <table:table-cell office:value="0.0" office:value-type="float"/>
          <table:table-cell office:value="0.25" office:value-type="float"/>
          <table:table-cell office:value="3.9387096774193546" office:value-type="float"/>
          <table:table-cell office:value="4.46" office:value-type="float"/>
          <table:table-cell office:value="16.693548387096776" office:value-type="float"/>
          <table:table-cell office:value="1887.7" office:value-type="float"/>
        </table:table-row>
        <table:table-row>
          <table:table-cell office:value="2021.0" office:value-type="float"/>
          <table:table-cell office:value="17.403225806451612" office:value-type="float"/>
          <table:table-cell office:value="12.1" office:value-type="float"/>
          <table:table-cell office:value="8.387096774193548" office:value-type="float"/>
          <table:table-cell office:value="3.1166666666666667" office:value-type="float"/>
          <table:table-cell office:value="3.7935483870967746" office:value-type="float"/>
          <table:table-cell office:value="0.16666666666666666" office:value-type="float"/>
          <table:table-cell office:value="0.0064516129032258064" office:value-type="float"/>
          <table:table-cell office:value="0.0" office:value-type="float"/>
          <table:table-cell office:value="0.016666666666666666" office:value-type="float"/>
          <table:table-cell office:value="0.6096774193548387" office:value-type="float"/>
          <table:table-cell office:value="13.7" office:value-type="float"/>
          <table:table-cell office:value="10.406451612903227" office:value-type="float"/>
          <table:table-cell office:value="2107.6" office:value-type="float"/>
        </table:table-row>
        <table:table-row>
          <table:table-cell office:value="2022.0" office:value-type="float"/>
          <table:table-cell office:value="14.67741935483871" office:value-type="float"/>
          <table:table-cell office:value="11.910714285714286" office:value-type="float"/>
          <table:table-cell office:value="10.080645161290322" office:value-type="float"/>
          <table:table-cell office:value="8.186666666666666" office:value-type="float"/>
          <table:table-cell office:value="0.5709677419354838" office:value-type="float"/>
          <table:table-cell office:value="0.2733333333333333" office:value-type="float"/>
          <table:table-cell office:value="0.0" office:value-type="float"/>
          <table:table-cell office:value="0.0" office:value-type="float"/>
          <table:table-cell office:value="0.3766666666666667" office:value-type="float"/>
          <table:table-cell office:value="0.02258064516129032" office:value-type="float"/>
          <table:table-cell office:value="7.906666666666666" office:value-type="float"/>
          <table:table-cell office:value="7.374193548387097" office:value-type="float"/>
          <table:table-cell office:value="1850.3" office:value-type="float"/>
        </table:table-row>
        <table:table-row>
          <table:table-cell office:value="2023.0" office:value-type="float"/>
          <table:table-cell office:value="17.45483870967742" office:value-type="float"/>
          <table:table-cell office:value="13.078571428571427" office:value-type="float"/>
          <table:table-cell office:value="6.819354838709677" office:value-type="float"/>
          <table:table-cell office:value="2.9466666666666668" office:value-type="float"/>
          <table:table-cell office:value="1.4483870967741934" office:value-type="float"/>
          <table:table-cell office:value="0.0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1252.0" office:value-type="float"/>
        </table:table-row>
        <table:table-row>
          <table:table-cell office:value-type="string">
            <text:p>Media Mensual</text:p>
          </table:table-cell>
          <table:table-cell office:value="16.61741935483871" office:value-type="float"/>
          <table:table-cell office:value="11.032624113475176" office:value-type="float"/>
          <table:table-cell office:value="8.43032258064516" office:value-type="float"/>
          <table:table-cell office:value="5.53" office:value-type="float"/>
          <table:table-cell office:value="1.6870967741935483" office:value-type="float"/>
          <table:table-cell office:value="0.466" office:value-type="float"/>
          <table:table-cell office:value="0.0012903225806451613" office:value-type="float"/>
          <table:table-cell office:value="0.0" office:value-type="float"/>
          <table:table-cell office:value="0.13666666666666666" office:value-type="float"/>
          <table:table-cell office:value="1.657718120805369" office:value-type="float"/>
          <table:table-cell office:value="10.627397260273971" office:value-type="float"/>
          <table:table-cell office:value="11.658709677419354" office:value-type="float"/>
          <table:table-cell office:value="1889.4199999999996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3-05T19:13:07.756674</meta:creation-date>
    <dc:date>2025-03-05T19:13:07.758481</dc:date>
    <meta:generator>http://pypi.python.org/pypi/ezodf/0.1.0$Python3.13.0 (tags/v3.13.0:60403a5, Oct  7 2024, 09:38:07) [MSC v.1941 64 bit (AMD64)]</meta:generator>
    <meta:document-statistic/>
    <meta:editing-cycles>1</meta:editing-cycles>
  </office:meta>
</office:document-meta>
</file>